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fo:margin-left="0.079cm" table:align="left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3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Heading_20_3">
      <style:paragraph-properties fo:margin-left="0cm" fo:margin-right="0cm" fo:text-indent="-0.03cm" style:auto-text-indent="false">
        <style:tab-stops/>
      </style:paragraph-properties>
    </style:style>
    <style:style style:name="P7" style:family="paragraph" style:parent-style-name="Heading_20_2" style:master-page-name="MP0">
      <style:paragraph-properties style:page-number="auto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space-before="0.002cm" text:min-label-width="0.497cm"/>
      </text:list-level-style-number>
      <text:list-level-style-number text:level="2" text:style-name="Numbering_20_Symbols" style:num-prefix=" " style:num-suffix="." style:num-format="1" text:display-levels="2">
        <style:list-level-properties text:space-before="0.503cm" text:min-label-width="0.497cm"/>
      </text:list-level-style-number>
      <text:list-level-style-number text:level="3" text:style-name="Numbering_20_Symbols" style:num-prefix=" " style:num-suffix=")" style:num-format="a">
        <style:list-level-properties text:space-before="1.002cm" text:min-label-width="0.497cm"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file-name text:display="name">UC02.04.00 - Emitir Grade Horária do Período Letivo Vigente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3" office:value-type="date" office:date-value="2011-02-21">
            <text:p text:style-name="Table_20_Contents">21/02/11</text:p>
          </table:table-cell>
          <table:table-cell table:style-name="Tabela1.A2" office:value-type="string">
            <text:p text:style-name="Table_20_Contents">Camila Areal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</table:table>
      <text:h text:style-name="P6" text:outline-level="3">Pré-condições</text:h>
      <text:list xml:id="list41574509" text:style-name="L1">
        <text:list-item>
          <text:p text:style-name="P2">Usuário autenticado no sistema com o papel de Aluno;</text:p>
        </text:list-item>
        <text:list-item>
          <text:p text:style-name="P1">Há pelo menos uma solicitação de inscrição no estado 'CURSANDO'.</text:p>
        </text:list-item>
      </text:list>
      <text:h text:style-name="Heading_20_3" text:outline-level="3">Atores</text:h>
      <text:p text:style-name="Text_20_body">Aluno (primário).</text:p>
      <text:h text:style-name="Heading_20_3" text:outline-level="3">Fluxo Principal</text:h>
      <text:list xml:id="list41565899" text:style-name="L2">
        <text:list-item>
          <text:p text:style-name="P3">Sistema exibe:</text:p>
          <text:list>
            <text:list-item>
              <text:p text:style-name="P3">Matrícula e Nome completo do aluno;</text:p>
            </text:list-item>
            <text:list-item>
              <text:p text:style-name="P3">Sigla e Nome do curso;</text:p>
            </text:list-item>
            <text:list-item>
              <text:p text:style-name="P3">Sigla do período letivo</text:p>
            </text:list-item>
            <text:list-item>
              <text:p text:style-name="P3"><text:s/>Grade horária atualizada com as disciplinas solicitadas pelo aluno,com a situação 'CURSANDO', destacando, inclusive, os conflitos de horário;</text:p>
            </text:list-item>
          </text:list>
        </text:list-item>
        <text:list-item>
          <text:p text:style-name="P3">Usuário solicita impressão da grade horária;</text:p>
        </text:list-item>
        <text:list-item>
          <text:p text:style-name="P3">Sistema imprime grade horária;</text:p>
        </text:list-item>
        <text:list-item>
          <text:p text:style-name="P3">Caso de uso se encerra.</text:p>
        </text:list-item>
      </text:list>
      <text:h text:style-name="Heading_20_3" text:outline-level="3">Fluxo Alternativo 1</text:h>
      <text:list xml:id="list41565155" text:style-name="L3">
        <text:list-item>
          <text:p text:style-name="P4">O usuário pode encerrar execução do caso de uso a qualquer momento.</text:p>
        </text:list-item>
      </text:list>
      <text:h text:style-name="Heading_20_3" text:outline-level="3">Pós-condições</text:h>
      <text:list xml:id="list41570608" text:style-name="L4">
        <text:list-item>
          <text:p text:style-name="P5">Sistema retorna a página originária da impressão;</text:p>
        </text:list-item>
        <text:list-item>
          <text:p text:style-name="P5">Sistema registra log de auditoria para o usuário logado: “Emitido a Grade Horária solicitada pelo aluno <text:span text:style-name="T1">FULANO DA SILVA</text:span>, matrícula <text:span text:style-name="T1">1328</text:span>, do curso <text:span text:style-name="T1">TASI (Análise de Sistemas Informatizados)</text:span>, no período letivo <text:span text:style-name="T1">2010.1</text:span><text:span text:style-name="T2">”</text:span>;</text:p>
        </text:list-item>
      </text:list>
      <text:p text:style-name="Standard"/>
      <text:h text:style-name="Heading_20_3" text:outline-level="3">Regras de Negóc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1T21:34:31.49</meta:creation-date>
    <dc:date>2011-02-23T22:52:11.39</dc:date>
    <meta:editing-duration>PT01H11M32S</meta:editing-duration>
    <meta:editing-cycles>3</meta:editing-cycles>
    <meta:generator>BrOffice.org/3.2$Win32 OpenOffice.org_project/320m18$Build-9502</meta:generator>
    <meta:document-statistic meta:table-count="1" meta:image-count="0" meta:object-count="0" meta:page-count="1" meta:paragraph-count="28" meta:word-count="171" meta:character-count="1074"/>
    <dc:creator>Marcio Belo</dc:creator>
  </office:meta>
</office:document-meta>
</file>